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1000_runs_intrinsic_feedback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3" table:default-cell-style-name="ce2"/>
        <table:table-row table:style-name="ro1">
          <table:table-cell table:style-name="Default" table:number-columns-repeated="15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07" calcext:value-type="float">
            <text:p>0,507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3" calcext:value-type="float">
            <text:p>0,493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t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736" calcext:value-type="float">
            <text:p>0,736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f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3" calcext:value-type="float">
            <text:p>0,243</text:p>
          </table:table-cell>
          <table:table-cell office:value-type="float" office:value="0.489" calcext:value-type="float">
            <text:p>0,48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p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99" calcext:value-type="float">
            <text:p>0,499</text:p>
          </table:table-cell>
          <table:table-cell office:value-type="float" office:value="0.757" calcext:value-type="float">
            <text:p>0,75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736" calcext:value-type="float">
            <text:p>0,736</text:p>
          </table:table-cell>
          <table:table-cell office:value-type="float" office:value="0.489" calcext:value-type="float">
            <text:p>0,48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ptosi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calcext:conditional-formats>
          <calcext:conditional-format calcext:target-range-address="1000_runs_intrinsic_feedback.B2:1000_runs_intrinsic_feedback.O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 style:data-style-name="N2" text:time-value="20:36:43.1885160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20:38:08.152898768</dc:date>
    <meta:editing-duration>PT3H43M31S</meta:editing-duration>
    <meta:editing-cycles>4</meta:editing-cycles>
    <meta:generator>LibreOffice/5.1.6.2$Linux_X86_64 LibreOffice_project/10m0$Build-2</meta:generator>
    <meta:document-statistic meta:table-count="1" meta:cell-count="180" meta:object-count="0"/>
  </office:meta>
</office:document-meta>
</file>